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22592574CBDED44E1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009cm" fo:min-width="0.49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42cm" svg:y="3.56cm">
          <draw:image xlink:href="Pictures/10000001000004B000000322592574CBDED44E1E.png" xlink:type="simple" xlink:show="embed" xlink:actuate="onLoad" draw:mime-type="image/png">
            <text:p/>
          </draw:image>
        </draw:frame>
        <draw:custom-shape draw:style-name="gr2" draw:text-style-name="P2" draw:layer="layout" svg:width="0.976cm" svg:height="1.709cm" draw:transform="rotate (-2.59111580751078) translate (16.692cm 12.4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17.201cm" svg:y="9.152cm">
          <text:p text:style-name="P1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01.53158902361 24363.41829085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9-18T16:34:30.165055014</meta:creation-date>
    <dc:date>2022-11-04T15:26:35.120655053</dc:date>
    <meta:editing-duration>PT8H59M31S</meta:editing-duration>
    <meta:editing-cycles>4</meta:editing-cycles>
    <meta:generator>LibreOffice/7.3.4.2$MacOSX_X86_64 LibreOffice_project/728fec16bd5f605073805c3c9e7c4212a0120dc5</meta:generator>
    <meta:document-statistic meta:object-count="3"/>
  </office:meta>
</office:document-meta>
</file>